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02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500">
            <text:p>500</text:p>
          </table:table-cell>
          <table:table-cell office:value-type="float" office:value="-0.28">
            <text:p>-0.28</text:p>
          </table:table-cell>
          <table:table-cell office:value-type="float" office:value="1227.41">
            <text:p>1227.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91">
            <text:p>491</text:p>
          </table:table-cell>
          <table:table-cell office:value-type="float" office:value="-0.46">
            <text:p>-0.46</text:p>
          </table:table-cell>
          <table:table-cell office:value-type="float" office:value="911.47">
            <text:p>911.47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</table:table>
      <table:table table:name="03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office:value-type="string">
            <text:p>Day</text:p>
          </table:table-cell>
          <table:table-cell office:value-type="string">
            <text:p>sh.zt</text:p>
          </table:table-cell>
          <table:table-cell office:value-type="string">
            <text:p>sh.dt</text:p>
          </table:table-cell>
          <table:table-cell office:value-type="string">
            <text:p>sh.z</text:p>
          </table:table-cell>
          <table:table-cell office:value-type="string">
            <text:p>sh.d</text:p>
          </table:table-cell>
          <table:table-cell office:value-type="string">
            <text:p>sh.change</text:p>
          </table:table-cell>
          <table:table-cell office:value-type="string">
            <text:p>sh.vol</text:p>
          </table:table-cell>
          <table:table-cell office:value-type="string">
            <text:p>sz.zt</text:p>
          </table:table-cell>
          <table:table-cell office:value-type="string">
            <text:p>sz.dt</text:p>
          </table:table-cell>
          <table:table-cell office:value-type="string">
            <text:p>sz.z</text:p>
          </table:table-cell>
          <table:table-cell office:value-type="string">
            <text:p>sz.d</text:p>
          </table:table-cell>
          <table:table-cell office:value-type="string">
            <text:p>sz.change</text:p>
          </table:table-cell>
          <table:table-cell office:value-type="string">
            <text:p>sz.vol</text:p>
          </table:table-cell>
          <table:table-cell office:value-type="string">
            <text:p>asset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150">
            <text:p>150</text:p>
          </table:table-cell>
          <table:table-cell office:value-type="float" office:value="1.18">
            <text:p>1.18</text:p>
          </table:table-cell>
          <table:table-cell office:value-type="float" office:value="1313.02">
            <text:p>1313.0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166">
            <text:p>166</text:p>
          </table:table-cell>
          <table:table-cell office:value-type="float" office:value="1.22">
            <text:p>1.22</text:p>
          </table:table-cell>
          <table:table-cell office:value-type="float" office:value="962.64">
            <text:p>962.64</text:p>
          </table:table-cell>
          <table:table-cell office:value-type="float" office:value="19720">
            <text:p>19720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541">
            <text:p>541</text:p>
          </table:table-cell>
          <table:table-cell office:value-type="float" office:value="-0.48">
            <text:p>-0.48</text:p>
          </table:table-cell>
          <table:table-cell office:value-type="float" office:value="1259.6">
            <text:p>1259.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84">
            <text:p>484</text:p>
          </table:table-cell>
          <table:table-cell office:value-type="float" office:value="-0.31">
            <text:p>-0.31</text:p>
          </table:table-cell>
          <table:table-cell office:value-type="float" office:value="985.95">
            <text:p>985.95</text:p>
          </table:table-cell>
          <table:table-cell office:value-type="float" office:value="19954">
            <text:p>19954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/>
          <table:table-cell table:formula="of:=AVERAGE([.B1:.B24])" office:value-type="float" office:value="9">
            <text:p>9</text:p>
          </table:table-cell>
          <table:table-cell table:formula="of:=AVERAGE([.C1:.C24])" office:value-type="float" office:value="0">
            <text:p>0</text:p>
          </table:table-cell>
          <table:table-cell table:formula="of:=AVERAGE([.D1:.D24])" office:value-type="float" office:value="536">
            <text:p>536</text:p>
          </table:table-cell>
          <table:table-cell table:formula="of:=AVERAGE([.E1:.E24])" office:value-type="float" office:value="345.5">
            <text:p>345.5</text:p>
          </table:table-cell>
          <table:table-cell table:formula="of:=AVERAGE([.F1:.F24])" office:value-type="float" office:value="0.35">
            <text:p>0.35</text:p>
          </table:table-cell>
          <table:table-cell table:formula="of:=AVERAGE([.G1:.G24])" office:value-type="float" office:value="1286.31">
            <text:p>1286.31</text:p>
          </table:table-cell>
          <table:table-cell table:formula="of:=AVERAGE([.H1:.H24])" office:value-type="float" office:value="9.5">
            <text:p>9.5</text:p>
          </table:table-cell>
          <table:table-cell table:formula="of:=AVERAGE([.I1:.I24])" office:value-type="float" office:value="0">
            <text:p>0</text:p>
          </table:table-cell>
          <table:table-cell table:formula="of:=AVERAGE([.J1:.J24])" office:value-type="float" office:value="616">
            <text:p>616</text:p>
          </table:table-cell>
          <table:table-cell table:formula="of:=AVERAGE([.K1:.K24])" office:value-type="float" office:value="325">
            <text:p>325</text:p>
          </table:table-cell>
          <table:table-cell table:formula="of:=AVERAGE([.L1:.L24])" office:value-type="float" office:value="0.455">
            <text:p>0.46</text:p>
          </table:table-cell>
          <table:table-cell table:formula="of:=AVERAGE([.M1:.M24])" office:value-type="float" office:value="974.295">
            <text:p>974.3</text:p>
          </table:table-cell>
          <table:table-cell table:formula="of:=AVERAGE([.N1:.N24])" office:value-type="float" office:value="19837">
            <text:p>19837</text:p>
          </table:table-cell>
          <table:table-cell table:number-columns-repeated="1010"/>
        </table:table-row>
      </table:table>
      <table:table table:name="04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2">2010／03／02</text:date>, <text:time>16:0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36M59S</meta:editing-duration>
    <meta:editing-cycles>38</meta:editing-cycles>
    <meta:generator>OpenOffice.org/3.1$Win32 OpenOffice.org_project/310m11$Build-9399</meta:generator>
    <dc:date>2010-03-02T16:05:11.40</dc:date>
    <dc:creator>James He</dc:creator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